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2cm" draw:marker-start-width="0.8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2cm" draw:marker-start-width="0.8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08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28pt" fo:font-weight="bold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style:paragraph-properties fo:margin-left="0cm" fo:margin-right="0cm" fo:text-align="center" fo:text-indent="0cm"/>
      <style:text-properties fo:font-size="18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pt" fo:font-weight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weight="bold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weight="bold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font-size="18pt" fo:font-weight="bold"/>
    </style:style>
    <style:style style:name="P16" style:family="paragraph">
      <style:paragraph-properties fo:margin-left="0cm" fo:margin-right="0cm" text:enable-numbering="true" fo:text-indent="0cm"/>
    </style:style>
    <style:style style:name="P17" style:family="paragraph">
      <style:paragraph-properties fo:margin-left="0cm" fo:margin-right="0cm" text:enable-numbering="true" fo:text-indent="0cm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size="28pt" fo:font-weight="bold"/>
    </style:style>
    <style:style style:name="T3" style:family="text">
      <style:text-properties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Local Registry</text:span></text:p>
          </draw:text-box>
        </draw:frame>
        <draw:rect draw:style-name="gr1" draw:text-style-name="P2" draw:layer="layout" svg:width="9.704cm" svg:height="6.955cm" svg:x="9.048cm" svg:y="6.992cm">
          <text:p text:style-name="P12"/>
        </draw:rect>
        <draw:frame draw:style-name="gr2" draw:text-style-name="P3" draw:layer="layout" svg:width="2.53cm" svg:height="1.377cm" svg:x="9.591cm" svg:y="7.373cm">
          <draw:text-box>
            <text:p text:style-name="P3"><text:span text:style-name="T2">JVM</text:span></text:p>
          </draw:text-box>
        </draw:frame>
        <draw:rect draw:style-name="gr3" draw:text-style-name="P4" draw:layer="layout" svg:width="8.268cm" svg:height="1.653cm" svg:x="9.757cm" svg:y="8.904cm">
          <text:p text:style-name="P4">Client</text:p>
        </draw:rect>
        <draw:rect draw:style-name="gr3" draw:text-style-name="P5" draw:layer="layout" svg:width="8.268cm" svg:height="1.653cm" svg:x="9.757cm" svg:y="11.505cm">
          <text:p text:style-name="P5"><text:span text:style-name="T1">Local Registry</text:span></text:p>
        </draw:rect>
        <draw:rect draw:style-name="gr3" draw:text-style-name="P5" draw:layer="layout" svg:width="8.268cm" svg:height="1.653cm" svg:x="9.757cm" svg:y="8.905cm">
          <text:p text:style-name="P5"><text:span text:style-name="T1">Client</text:span></text:p>
        </draw:rect>
        <draw:line draw:style-name="gr4" draw:text-style-name="P2" draw:layer="layout" svg:x1="13.995cm" svg:y1="10.251cm" svg:x2="14.015cm" svg:y2="11.798cm">
          <text:p text:style-name="P12"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Hibernate Registry</text:span></text:p>
          </draw:text-box>
        </draw:frame>
        <draw:rect draw:style-name="gr1" draw:text-style-name="P2" draw:layer="layout" svg:width="9.704cm" svg:height="6.955cm" svg:x="4.748cm" svg:y="4.992cm">
          <text:p text:style-name="P12"/>
        </draw:rect>
        <draw:frame draw:style-name="gr2" draw:text-style-name="P7" draw:layer="layout" svg:width="2.53cm" svg:height="1.377cm" svg:x="5.291cm" svg:y="5.373cm">
          <draw:text-box>
            <text:p text:style-name="P3"><text:span text:style-name="T2">JVM</text:span></text:p>
          </draw:text-box>
        </draw:frame>
        <draw:rect draw:style-name="gr3" draw:text-style-name="P2" draw:layer="layout" svg:width="8.268cm" svg:height="1.653cm" svg:x="5.457cm" svg:y="6.904cm">
          <text:p text:style-name="P8">Client</text:p>
        </draw:rect>
        <draw:rect draw:style-name="gr3" draw:text-style-name="P10" draw:layer="layout" svg:width="8.268cm" svg:height="1.653cm" svg:x="5.457cm" svg:y="9.505cm">
          <text:p text:style-name="P9"><text:span text:style-name="T1">Hibernate Registry</text:span></text:p>
        </draw:rect>
        <draw:rect draw:style-name="gr3" draw:text-style-name="P10" draw:layer="layout" svg:width="8.268cm" svg:height="1.653cm" svg:x="5.457cm" svg:y="6.905cm">
          <text:p text:style-name="P9"><text:span text:style-name="T1">Client</text:span></text:p>
        </draw:rect>
        <draw:rect draw:style-name="gr1" draw:text-style-name="P2" draw:layer="layout" svg:width="9.704cm" svg:height="6.294cm" svg:x="16.048cm" svg:y="11.992cm">
          <text:p text:style-name="P12"/>
        </draw:rect>
        <draw:frame draw:style-name="gr2" draw:text-style-name="P7" draw:layer="layout" svg:width="4.896cm" svg:height="1.377cm" svg:x="16.492cm" svg:y="12.273cm">
          <draw:text-box>
            <text:p text:style-name="P3"><text:span text:style-name="T2">Database</text:span></text:p>
          </draw:text-box>
        </draw:frame>
        <draw:line draw:style-name="gr4" draw:text-style-name="P2" draw:layer="layout" svg:x1="13.064cm" svg:y1="10.335cm" svg:x2="16.371cm" svg:y2="12.319cm">
          <text:p text:style-name="P12"/>
        </draw:line>
        <draw:line draw:style-name="gr4" draw:text-style-name="P2" draw:layer="layout" svg:x1="9.695cm" svg:y1="8.251cm" svg:x2="9.715cm" svg:y2="9.798cm">
          <text:p text:style-name="P12"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Cache Registry</text:span></text:p>
          </draw:text-box>
        </draw:frame>
        <draw:rect draw:style-name="gr1" draw:text-style-name="P2" draw:layer="layout" svg:width="9.704cm" svg:height="8.165cm" svg:x="9.148cm" svg:y="7.792cm">
          <text:p text:style-name="P12"/>
        </draw:rect>
        <draw:frame draw:style-name="gr2" draw:text-style-name="P3" draw:layer="layout" svg:width="2.53cm" svg:height="1.377cm" svg:x="9.691cm" svg:y="8.173cm">
          <draw:text-box>
            <text:p text:style-name="P3"><text:span text:style-name="T2">JVM</text:span></text:p>
          </draw:text-box>
        </draw:frame>
        <draw:rect draw:style-name="gr3" draw:text-style-name="P4" draw:layer="layout" svg:width="8.268cm" svg:height="1.653cm" svg:x="9.857cm" svg:y="9.704cm">
          <text:p text:style-name="P4">Client</text:p>
        </draw:rect>
        <draw:rect draw:style-name="gr3" draw:text-style-name="P5" draw:layer="layout" svg:width="8.268cm" svg:height="2.723cm" svg:x="9.857cm" svg:y="12.447cm">
          <text:p text:style-name="P12"/>
        </draw:rect>
        <draw:rect draw:style-name="gr3" draw:text-style-name="P5" draw:layer="layout" svg:width="8.268cm" svg:height="1.653cm" svg:x="9.857cm" svg:y="9.705cm">
          <text:p text:style-name="P5"><text:span text:style-name="T1">Client</text:span></text:p>
        </draw:rect>
        <draw:rect draw:style-name="gr3" draw:text-style-name="P5" draw:layer="layout" svg:width="7.79cm" svg:height="1.058cm" svg:x="10.087cm" svg:y="13.806cm">
          <text:p text:style-name="P5"><text:span text:style-name="T1">Registry</text:span></text:p>
        </draw:rect>
        <draw:frame draw:style-name="gr2" draw:text-style-name="P13" draw:layer="layout" svg:width="5.112cm" svg:height="0.983cm" svg:x="11.411cm" svg:y="12.631cm">
          <draw:text-box>
            <text:p text:style-name="P12"><text:span text:style-name="T1">Cache Registry</text:span></text:p>
          </draw:text-box>
        </draw:frame>
        <draw:line draw:style-name="gr4" draw:text-style-name="P2" draw:layer="layout" svg:x1="13.995cm" svg:y1="11.052cm" svg:x2="14.015cm" svg:y2="12.599cm">
          <text:p text:style-name="P12"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Remote Registry</text:span></text:p>
          </draw:text-box>
        </draw:frame>
        <draw:rect draw:style-name="gr1" draw:text-style-name="P2" draw:layer="layout" svg:width="9.704cm" svg:height="6.955cm" svg:x="4.748cm" svg:y="4.992cm">
          <text:p text:style-name="P12"/>
        </draw:rect>
        <draw:frame draw:style-name="gr2" draw:text-style-name="P3" draw:layer="layout" svg:width="2.53cm" svg:height="1.377cm" svg:x="5.291cm" svg:y="5.373cm">
          <draw:text-box>
            <text:p text:style-name="P3"><text:span text:style-name="T2">JVM</text:span></text:p>
          </draw:text-box>
        </draw:frame>
        <draw:rect draw:style-name="gr3" draw:text-style-name="P4" draw:layer="layout" svg:width="8.268cm" svg:height="1.653cm" svg:x="5.457cm" svg:y="6.904cm">
          <text:p text:style-name="P4">Client</text:p>
        </draw:rect>
        <draw:rect draw:style-name="gr3" draw:text-style-name="P5" draw:layer="layout" svg:width="8.268cm" svg:height="1.653cm" svg:x="5.457cm" svg:y="9.505cm">
          <text:p text:style-name="P5"><text:span text:style-name="T1">Remote RegistryStub</text:span></text:p>
        </draw:rect>
        <draw:rect draw:style-name="gr3" draw:text-style-name="P5" draw:layer="layout" svg:width="8.268cm" svg:height="1.653cm" svg:x="5.457cm" svg:y="6.905cm">
          <text:p text:style-name="P5"><text:span text:style-name="T1">Client</text:span></text:p>
        </draw:rect>
        <draw:rect draw:style-name="gr1" draw:text-style-name="P2" draw:layer="layout" svg:width="9.704cm" svg:height="6.294cm" svg:x="16.048cm" svg:y="11.992cm">
          <text:p text:style-name="P12"/>
        </draw:rect>
        <draw:frame draw:style-name="gr2" draw:text-style-name="P3" draw:layer="layout" svg:width="2.53cm" svg:height="1.377cm" svg:x="16.492cm" svg:y="12.273cm">
          <draw:text-box>
            <text:p text:style-name="P3"><text:span text:style-name="T2">JVM</text:span></text:p>
          </draw:text-box>
        </draw:frame>
        <draw:line draw:style-name="gr4" draw:text-style-name="P2" draw:layer="layout" svg:x1="13.064cm" svg:y1="10.335cm" svg:x2="16.371cm" svg:y2="12.319cm">
          <text:p text:style-name="P12"/>
        </draw:line>
        <draw:line draw:style-name="gr4" draw:text-style-name="P2" draw:layer="layout" svg:x1="9.695cm" svg:y1="8.251cm" svg:x2="9.715cm" svg:y2="9.798cm">
          <text:p text:style-name="P12"/>
        </draw:line>
        <draw:rect draw:style-name="gr3" draw:text-style-name="P5" draw:layer="layout" svg:width="8.268cm" svg:height="2.723cm" svg:x="16.757cm" svg:y="13.748cm">
          <text:p text:style-name="P12"/>
        </draw:rect>
        <draw:rect draw:style-name="gr3" draw:text-style-name="P5" draw:layer="layout" svg:width="7.79cm" svg:height="1.058cm" svg:x="16.987cm" svg:y="15.107cm">
          <text:p text:style-name="P5"><text:span text:style-name="T1">Registry</text:span></text:p>
        </draw:rect>
        <draw:frame draw:style-name="gr2" draw:text-style-name="P13" draw:layer="layout" svg:width="5.535cm" svg:height="0.983cm" svg:x="18.311cm" svg:y="13.932cm">
          <draw:text-box>
            <text:p text:style-name="P12"><text:span text:style-name="T1">Remote Registry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Remote Cache Registry</text:span></text:p>
          </draw:text-box>
        </draw:frame>
        <draw:rect draw:style-name="gr1" draw:text-style-name="P2" draw:layer="layout" svg:width="9.704cm" svg:height="8.03cm" svg:x="4.748cm" svg:y="4.992cm">
          <text:p text:style-name="P12"/>
        </draw:rect>
        <draw:frame draw:style-name="gr2" draw:text-style-name="P3" draw:layer="layout" svg:width="2.53cm" svg:height="1.377cm" svg:x="5.291cm" svg:y="5.373cm">
          <draw:text-box>
            <text:p text:style-name="P3"><text:span text:style-name="T2">JVM</text:span></text:p>
          </draw:text-box>
        </draw:frame>
        <draw:rect draw:style-name="gr3" draw:text-style-name="P4" draw:layer="layout" svg:width="8.268cm" svg:height="1.653cm" svg:x="5.457cm" svg:y="6.904cm">
          <text:p text:style-name="P4">Client</text:p>
        </draw:rect>
        <draw:rect draw:style-name="gr3" draw:text-style-name="P5" draw:layer="layout" svg:width="8.268cm" svg:height="1.653cm" svg:x="5.457cm" svg:y="6.905cm">
          <text:p text:style-name="P5"><text:span text:style-name="T1">Client</text:span></text:p>
        </draw:rect>
        <draw:rect draw:style-name="gr1" draw:text-style-name="P2" draw:layer="layout" svg:width="9.704cm" svg:height="6.294cm" svg:x="16.048cm" svg:y="11.992cm">
          <text:p text:style-name="P12"/>
        </draw:rect>
        <draw:frame draw:style-name="gr2" draw:text-style-name="P3" draw:layer="layout" svg:width="2.53cm" svg:height="1.377cm" svg:x="16.492cm" svg:y="12.273cm">
          <draw:text-box>
            <text:p text:style-name="P3"><text:span text:style-name="T2">JVM</text:span></text:p>
          </draw:text-box>
        </draw:frame>
        <draw:rect draw:style-name="gr3" draw:text-style-name="P5" draw:layer="layout" svg:width="8.268cm" svg:height="2.723cm" svg:x="5.457cm" svg:y="9.448cm">
          <text:p text:style-name="P12"/>
        </draw:rect>
        <draw:line draw:style-name="gr4" draw:text-style-name="P2" draw:layer="layout" svg:x1="9.695cm" svg:y1="8.251cm" svg:x2="9.715cm" svg:y2="9.798cm">
          <text:p text:style-name="P12"/>
        </draw:line>
        <draw:rect draw:style-name="gr3" draw:text-style-name="P5" draw:layer="layout" svg:width="8.268cm" svg:height="2.723cm" svg:x="16.757cm" svg:y="13.748cm">
          <text:p text:style-name="P12"/>
        </draw:rect>
        <draw:rect draw:style-name="gr3" draw:text-style-name="P5" draw:layer="layout" svg:width="7.79cm" svg:height="1.058cm" svg:x="16.987cm" svg:y="15.107cm">
          <text:p text:style-name="P5"><text:span text:style-name="T1">Registry</text:span></text:p>
        </draw:rect>
        <draw:frame draw:style-name="gr2" draw:text-style-name="P15" draw:layer="layout" svg:width="5.535cm" svg:height="0.983cm" svg:x="18.311cm" svg:y="13.932cm">
          <draw:text-box>
            <text:p text:style-name="P14"><text:span text:style-name="T1">Remote Registry</text:span></text:p>
          </draw:text-box>
        </draw:frame>
        <draw:rect draw:style-name="gr3" draw:text-style-name="P5" draw:layer="layout" svg:width="7.79cm" svg:height="1.058cm" svg:x="5.687cm" svg:y="10.807cm">
          <text:p text:style-name="P5"><text:span text:style-name="T1">Remote RegistryStub</text:span></text:p>
        </draw:rect>
        <draw:frame draw:style-name="gr2" draw:text-style-name="P13" draw:layer="layout" svg:width="5.112cm" svg:height="0.983cm" svg:x="7.011cm" svg:y="9.632cm">
          <draw:text-box>
            <text:p text:style-name="P12"><text:span text:style-name="T1">Cache Registry</text:span></text:p>
          </draw:text-box>
        </draw:frame>
        <draw:line draw:style-name="gr4" draw:text-style-name="P2" draw:layer="layout" svg:x1="13.146cm" svg:y1="11.617cm" svg:x2="16.371cm" svg:y2="12.319cm">
          <text:p text:style-name="P12"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Registry Server</text:span></text:p>
          </draw:text-box>
        </draw:frame>
        <draw:rect draw:style-name="gr1" draw:text-style-name="P2" draw:layer="layout" svg:width="9.704cm" svg:height="6.997cm" svg:x="4.748cm" svg:y="4.992cm">
          <text:p text:style-name="P12"/>
        </draw:rect>
        <draw:frame draw:style-name="gr2" draw:text-style-name="P3" draw:layer="layout" svg:width="2.53cm" svg:height="1.377cm" svg:x="5.291cm" svg:y="5.373cm">
          <draw:text-box>
            <text:p text:style-name="P3"><text:span text:style-name="T2">JVM</text:span></text:p>
          </draw:text-box>
        </draw:frame>
        <draw:rect draw:style-name="gr3" draw:text-style-name="P4" draw:layer="layout" svg:width="8.268cm" svg:height="1.653cm" svg:x="5.457cm" svg:y="6.904cm">
          <text:p text:style-name="P4">Client</text:p>
        </draw:rect>
        <draw:rect draw:style-name="gr3" draw:text-style-name="P5" draw:layer="layout" svg:width="8.268cm" svg:height="1.653cm" svg:x="5.457cm" svg:y="6.905cm">
          <text:p text:style-name="P5"><text:span text:style-name="T1">Client</text:span></text:p>
        </draw:rect>
        <draw:rect draw:style-name="gr1" draw:text-style-name="P2" draw:layer="layout" svg:width="9.704cm" svg:height="6.294cm" svg:x="16.048cm" svg:y="8.492cm">
          <text:p text:style-name="P12"/>
        </draw:rect>
        <draw:frame draw:style-name="gr2" draw:text-style-name="P3" draw:layer="layout" svg:width="2.53cm" svg:height="1.377cm" svg:x="16.492cm" svg:y="8.773cm">
          <draw:text-box>
            <text:p text:style-name="P3"><text:span text:style-name="T2">JVM</text:span></text:p>
          </draw:text-box>
        </draw:frame>
        <draw:rect draw:style-name="gr3" draw:text-style-name="P5" draw:layer="layout" svg:width="8.268cm" svg:height="2.723cm" svg:x="16.757cm" svg:y="10.248cm">
          <text:p text:style-name="P12"/>
        </draw:rect>
        <draw:rect draw:style-name="gr3" draw:text-style-name="P5" draw:layer="layout" svg:width="7.79cm" svg:height="1.058cm" svg:x="16.987cm" svg:y="11.607cm">
          <text:p text:style-name="P5"><text:span text:style-name="T1">Registry</text:span></text:p>
        </draw:rect>
        <draw:frame draw:style-name="gr2" draw:text-style-name="P15" draw:layer="layout" svg:width="5.167cm" svg:height="0.983cm" svg:x="18.311cm" svg:y="10.432cm">
          <draw:text-box>
            <text:p text:style-name="P14"><text:span text:style-name="T1">Registry Server</text:span></text:p>
          </draw:text-box>
        </draw:frame>
        <draw:rect draw:style-name="gr3" draw:text-style-name="P5" draw:layer="layout" svg:width="8.268cm" svg:height="1.653cm" svg:x="5.457cm" svg:y="9.506cm">
          <text:p text:style-name="P5"><text:span text:style-name="T1">Remote RegistryStub</text:span></text:p>
        </draw:rect>
        <draw:line draw:style-name="gr4" draw:text-style-name="P2" draw:layer="layout" svg:x1="13.271cm" svg:y1="10.624cm" svg:x2="16.206cm" svg:y2="10.625cm">
          <text:p text:style-name="P12"/>
        </draw:line>
        <draw:line draw:style-name="gr4" draw:text-style-name="P2" draw:layer="layout" svg:x1="9.695cm" svg:y1="8.251cm" svg:x2="9.715cm" svg:y2="9.798cm">
          <text:p text:style-name="P12"/>
        </draw:line>
        <draw:rect draw:style-name="gr1" draw:text-style-name="P2" draw:layer="layout" svg:width="9.704cm" svg:height="6.294cm" svg:x="1.648cm" svg:y="12.892cm">
          <text:p text:style-name="P12"/>
        </draw:rect>
        <draw:frame draw:style-name="gr2" draw:text-style-name="P3" draw:layer="layout" svg:width="2.53cm" svg:height="1.377cm" svg:x="2.092cm" svg:y="13.173cm">
          <draw:text-box>
            <text:p text:style-name="P3"><text:span text:style-name="T2">JVM</text:span></text:p>
          </draw:text-box>
        </draw:frame>
        <draw:rect draw:style-name="gr3" draw:text-style-name="P5" draw:layer="layout" svg:width="8.268cm" svg:height="2.723cm" svg:x="2.357cm" svg:y="14.648cm">
          <text:p text:style-name="P12"/>
        </draw:rect>
        <draw:rect draw:style-name="gr3" draw:text-style-name="P5" draw:layer="layout" svg:width="7.79cm" svg:height="1.058cm" svg:x="2.587cm" svg:y="16.007cm">
          <text:p text:style-name="P5"><text:span text:style-name="T1">Registry</text:span></text:p>
        </draw:rect>
        <draw:frame draw:style-name="gr2" draw:text-style-name="P15" draw:layer="layout" svg:width="5.167cm" svg:height="0.983cm" svg:x="3.911cm" svg:y="14.832cm">
          <draw:text-box>
            <text:p text:style-name="P14"><text:span text:style-name="T1">Registry Server</text:span></text:p>
          </draw:text-box>
        </draw:frame>
        <draw:line draw:style-name="gr6" draw:text-style-name="P2" draw:layer="layout" svg:x1="16.33cm" svg:y1="14.221cm" svg:x2="11.121cm" svg:y2="15.628cm">
          <text:p text:style-name="P8"/>
          <text:p text:style-name="P8"/>
          <text:p text:style-name="P8"/>
        </draw:line>
        <draw:line draw:style-name="gr4" draw:text-style-name="P2" draw:layer="layout" svg:x1="6.077cm" svg:y1="10.873cm" svg:x2="5.664cm" svg:y2="13.105cm">
          <text:p text:style-name="P12"/>
        </draw:line>
        <draw:frame draw:style-name="gr2" draw:layer="layout" svg:width="10.856cm" svg:height="3.099cm" svg:x="15.668cm" svg:y="4.217cm">
          <draw:text-box>
            <text:list text:style-name="L2">
              <text:list-item>
                <text:p text:style-name="P16"><text:s/>Multiple registry servers</text:p>
              </text:list-item>
            </text:list>
            <text:list text:style-name="L2">
              <text:list-item>
                <text:p text:style-name="P16"><text:s/>Fail-over at the stub</text:p>
              </text:list-item>
            </text:list>
            <text:list text:style-name="L2">
              <text:list-item>
                <text:p text:style-name="P16"><text:s/>If peer-to-peer mode is enabled:</text:p>
              </text:list-item>
            </text:list>
            <text:list text:style-name="L2">
              <text:list-item>
                <text:p text:style-name="P12"><text:s text:c="3"/>replication of configuration updates</text:p>
              </text:list-item>
            </text:list>
          </draw:text-box>
        </draw:frame>
        <draw:rect draw:style-name="gr1" draw:text-style-name="P2" draw:layer="layout" svg:width="9.704cm" svg:height="2.464cm" svg:x="16.048cm" svg:y="17.192cm">
          <text:p text:style-name="P12"/>
        </draw:rect>
        <draw:frame draw:style-name="gr2" draw:text-style-name="P3" draw:layer="layout" svg:width="3.245cm" svg:height="1.377cm" svg:x="16.492cm" svg:y="17.473cm">
          <draw:text-box>
            <text:p text:style-name="P3"><text:span text:style-name="T2">Client</text:span></text:p>
          </draw:text-box>
        </draw:frame>
        <draw:frame draw:style-name="gr2" draw:layer="layout" svg:width="3.808cm" svg:height="0.963cm" svg:x="11.871cm" svg:y="13.402cm">
          <draw:text-box>
            <text:p text:style-name="P12">XML Config</text:p>
          </draw:text-box>
        </draw:frame>
        <draw:line draw:style-name="gr6" draw:text-style-name="P2" draw:layer="layout" svg:x1="21.125cm" svg:y1="17.611cm" svg:x2="21.125cm" svg:y2="14.18cm">
          <text:p text:style-name="P8"/>
          <text:p text:style-name="P8"/>
          <text:p text:style-name="P8"/>
        </draw:line>
        <draw:frame draw:style-name="gr2" draw:layer="layout" svg:width="3.808cm" svg:height="0.963cm" svg:x="17.171cm" svg:y="15.903cm">
          <draw:text-box>
            <text:p text:style-name="P12">XML Config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Registry Server </text:span><text:span text:style-name="T3"><text:line-break/></text:span><text:span text:style-name="T3">Scenario 1: Hibernate Registry</text:span></text:p>
          </draw:text-box>
        </draw:frame>
        <draw:rect draw:style-name="gr1" draw:text-style-name="P2" draw:layer="layout" svg:width="9.704cm" svg:height="7.824cm" svg:x="4.748cm" svg:y="4.992cm">
          <text:p text:style-name="P12"/>
        </draw:rect>
        <draw:frame draw:style-name="gr2" draw:text-style-name="P3" draw:layer="layout" svg:width="2.53cm" svg:height="1.377cm" svg:x="5.291cm" svg:y="5.373cm">
          <draw:text-box>
            <text:p text:style-name="P3"><text:span text:style-name="T2">JVM</text:span></text:p>
          </draw:text-box>
        </draw:frame>
        <draw:rect draw:style-name="gr3" draw:text-style-name="P4" draw:layer="layout" svg:width="8.268cm" svg:height="1.653cm" svg:x="5.457cm" svg:y="6.904cm">
          <text:p text:style-name="P4">Client</text:p>
        </draw:rect>
        <draw:rect draw:style-name="gr3" draw:text-style-name="P5" draw:layer="layout" svg:width="8.268cm" svg:height="1.653cm" svg:x="5.457cm" svg:y="6.905cm">
          <text:p text:style-name="P5"><text:span text:style-name="T1">Client</text:span></text:p>
        </draw:rect>
        <draw:rect draw:style-name="gr1" draw:text-style-name="P2" draw:layer="layout" svg:width="9.704cm" svg:height="6.294cm" svg:x="16.048cm" svg:y="8.492cm">
          <text:p text:style-name="P12"/>
        </draw:rect>
        <draw:frame draw:style-name="gr2" draw:text-style-name="P3" draw:layer="layout" svg:width="2.53cm" svg:height="1.377cm" svg:x="16.492cm" svg:y="8.773cm">
          <draw:text-box>
            <text:p text:style-name="P3"><text:span text:style-name="T2">JVM</text:span></text:p>
          </draw:text-box>
        </draw:frame>
        <draw:rect draw:style-name="gr3" draw:text-style-name="P5" draw:layer="layout" svg:width="8.268cm" svg:height="4.139cm" svg:x="16.757cm" svg:y="10.248cm">
          <text:p text:style-name="P12"/>
        </draw:rect>
        <draw:rect draw:style-name="gr3" draw:text-style-name="P5" draw:layer="layout" svg:width="7.79cm" svg:height="2.325cm" svg:x="16.987cm" svg:y="11.607cm">
          <text:p text:style-name="P5"><text:span text:style-name="T1">Remote Registry</text:span></text:p>
          <text:p text:style-name="P5"><text:span text:style-name="T1"/></text:p>
          <text:p text:style-name="P5"><text:span text:style-name="T1"/></text:p>
        </draw:rect>
        <draw:frame draw:style-name="gr2" draw:text-style-name="P15" draw:layer="layout" svg:width="5.167cm" svg:height="0.983cm" svg:x="18.311cm" svg:y="10.432cm">
          <draw:text-box>
            <text:p text:style-name="P14"><text:span text:style-name="T1">Registry Server</text:span></text:p>
          </draw:text-box>
        </draw:frame>
        <draw:frame draw:style-name="gr7" draw:text-style-name="P17" draw:layer="layout" svg:width="13.752cm" svg:height="1.675cm" svg:x="1.768cm" svg:y="13.117cm">
          <draw:text-box>
            <text:list text:style-name="L2">
              <text:list-item>
                <text:p text:style-name="P17"><text:s/>Caching is used at client to avoid remote calls</text:p>
              </text:list-item>
            </text:list>
            <text:list text:style-name="L2">
              <text:list-item>
                <text:p text:style-name="P17"><text:s/>Hibernate registry is used for persisting config</text:p>
              </text:list-item>
            </text:list>
          </draw:text-box>
        </draw:frame>
        <draw:rect draw:style-name="gr1" draw:text-style-name="P2" draw:layer="layout" svg:width="9.704cm" svg:height="2.464cm" svg:x="16.048cm" svg:y="17.192cm">
          <text:p text:style-name="P12"/>
        </draw:rect>
        <draw:frame draw:style-name="gr2" draw:text-style-name="P3" draw:layer="layout" svg:width="3.245cm" svg:height="1.377cm" svg:x="16.492cm" svg:y="17.473cm">
          <draw:text-box>
            <text:p text:style-name="P3"><text:span text:style-name="T2">Client</text:span></text:p>
          </draw:text-box>
        </draw:frame>
        <draw:line draw:style-name="gr6" draw:text-style-name="P4" draw:layer="layout" svg:x1="21.125cm" svg:y1="17.611cm" svg:x2="21.125cm" svg:y2="14.18cm">
          <text:p text:style-name="P4"/>
          <text:p text:style-name="P4"/>
          <text:p text:style-name="P4"/>
        </draw:line>
        <draw:frame draw:style-name="gr2" draw:text-style-name="P14" draw:layer="layout" svg:width="3.808cm" svg:height="0.963cm" svg:x="17.171cm" svg:y="15.903cm">
          <draw:text-box>
            <text:p text:style-name="P14">XML Config</text:p>
          </draw:text-box>
        </draw:frame>
        <draw:rect draw:style-name="gr3" draw:text-style-name="P5" draw:layer="layout" svg:width="8.268cm" svg:height="2.723cm" svg:x="5.557cm" svg:y="9.549cm">
          <text:p text:style-name="P12"/>
        </draw:rect>
        <draw:rect draw:style-name="gr3" draw:text-style-name="P5" draw:layer="layout" svg:width="7.79cm" svg:height="1.058cm" svg:x="5.787cm" svg:y="10.908cm">
          <text:p text:style-name="P5"><text:span text:style-name="T1">Remote RegistryStub</text:span></text:p>
        </draw:rect>
        <draw:frame draw:style-name="gr2" draw:text-style-name="P15" draw:layer="layout" svg:width="5.112cm" svg:height="0.983cm" svg:x="7.111cm" svg:y="9.733cm">
          <draw:text-box>
            <text:p text:style-name="P14"><text:span text:style-name="T1">Cache Registry</text:span></text:p>
          </draw:text-box>
        </draw:frame>
        <draw:line draw:style-name="gr4" draw:text-style-name="P2" draw:layer="layout" svg:x1="9.695cm" svg:y1="8.251cm" svg:x2="9.715cm" svg:y2="9.798cm">
          <text:p text:style-name="P12"/>
        </draw:line>
        <draw:line draw:style-name="gr4" draw:text-style-name="P2" draw:layer="layout" svg:x1="13.271cm" svg:y1="11.524cm" svg:x2="16.206cm" svg:y2="11.525cm">
          <text:p text:style-name="P12"/>
        </draw:line>
        <draw:rect draw:style-name="gr3" draw:text-style-name="P5" draw:layer="layout" svg:width="7.276cm" svg:height="1.058cm" svg:x="17.239cm" svg:y="12.608cm">
          <text:p text:style-name="P5"><text:span text:style-name="T1">Hibernate Registry</text:span></text:p>
        </draw:rect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Registry Server </text:span><text:span text:style-name="T3"><text:line-break/></text:span><text:span text:style-name="T3">Scenario 2: Local Registry with Bootstrap</text:span></text:p>
          </draw:text-box>
        </draw:frame>
        <draw:rect draw:style-name="gr1" draw:text-style-name="P2" draw:layer="layout" svg:width="9.704cm" svg:height="7.824cm" svg:x="4.748cm" svg:y="4.992cm">
          <text:p text:style-name="P12"/>
        </draw:rect>
        <draw:frame draw:style-name="gr2" draw:text-style-name="P3" draw:layer="layout" svg:width="2.53cm" svg:height="1.377cm" svg:x="5.291cm" svg:y="5.373cm">
          <draw:text-box>
            <text:p text:style-name="P3"><text:span text:style-name="T2">JVM</text:span></text:p>
          </draw:text-box>
        </draw:frame>
        <draw:rect draw:style-name="gr3" draw:text-style-name="P4" draw:layer="layout" svg:width="8.268cm" svg:height="1.653cm" svg:x="5.457cm" svg:y="6.904cm">
          <text:p text:style-name="P4">Client</text:p>
        </draw:rect>
        <draw:rect draw:style-name="gr3" draw:text-style-name="P5" draw:layer="layout" svg:width="8.268cm" svg:height="1.653cm" svg:x="5.457cm" svg:y="6.905cm">
          <text:p text:style-name="P5"><text:span text:style-name="T1">Client</text:span></text:p>
        </draw:rect>
        <draw:rect draw:style-name="gr1" draw:text-style-name="P2" draw:layer="layout" svg:width="9.704cm" svg:height="6.294cm" svg:x="16.048cm" svg:y="8.492cm">
          <text:p text:style-name="P12"/>
        </draw:rect>
        <draw:frame draw:style-name="gr2" draw:text-style-name="P3" draw:layer="layout" svg:width="2.53cm" svg:height="1.377cm" svg:x="16.492cm" svg:y="8.773cm">
          <draw:text-box>
            <text:p text:style-name="P3"><text:span text:style-name="T2">JVM</text:span></text:p>
          </draw:text-box>
        </draw:frame>
        <draw:rect draw:style-name="gr3" draw:text-style-name="P5" draw:layer="layout" svg:width="8.268cm" svg:height="4.139cm" svg:x="16.757cm" svg:y="10.248cm">
          <text:p text:style-name="P12"/>
        </draw:rect>
        <draw:rect draw:style-name="gr3" draw:text-style-name="P5" draw:layer="layout" svg:width="7.79cm" svg:height="2.325cm" svg:x="16.987cm" svg:y="11.607cm">
          <text:p text:style-name="P5"><text:span text:style-name="T1">Remote Registry</text:span></text:p>
          <text:p text:style-name="P5"><text:span text:style-name="T1"/></text:p>
          <text:p text:style-name="P5"><text:span text:style-name="T1"/></text:p>
        </draw:rect>
        <draw:frame draw:style-name="gr2" draw:text-style-name="P15" draw:layer="layout" svg:width="5.167cm" svg:height="0.983cm" svg:x="18.311cm" svg:y="10.432cm">
          <draw:text-box>
            <text:p text:style-name="P14"><text:span text:style-name="T1">Registry Server</text:span></text:p>
          </draw:text-box>
        </draw:frame>
        <draw:frame draw:style-name="gr7" draw:text-style-name="P17" draw:layer="layout" svg:width="13.752cm" svg:height="1.675cm" svg:x="1.768cm" svg:y="13.117cm">
          <draw:text-box>
            <text:list text:style-name="L2">
              <text:list-item>
                <text:p text:style-name="P17"><text:s/>Caching is used at client to avoid remote calls</text:p>
              </text:list-item>
            </text:list>
            <text:list text:style-name="L2">
              <text:list-item>
                <text:p text:style-name="P17"><text:s/>Local registry loads config at startup</text:p>
              </text:list-item>
            </text:list>
          </draw:text-box>
        </draw:frame>
        <draw:rect draw:style-name="gr1" draw:text-style-name="P2" draw:layer="layout" svg:width="9.704cm" svg:height="2.464cm" svg:x="16.048cm" svg:y="17.192cm">
          <text:p text:style-name="P12"/>
        </draw:rect>
        <draw:frame draw:style-name="gr2" draw:text-style-name="P3" draw:layer="layout" svg:width="3.245cm" svg:height="1.377cm" svg:x="16.492cm" svg:y="17.473cm">
          <draw:text-box>
            <text:p text:style-name="P3"><text:span text:style-name="T2">Client</text:span></text:p>
          </draw:text-box>
        </draw:frame>
        <draw:line draw:style-name="gr6" draw:text-style-name="P4" draw:layer="layout" svg:x1="21.125cm" svg:y1="17.611cm" svg:x2="21.125cm" svg:y2="14.18cm">
          <text:p text:style-name="P4"/>
          <text:p text:style-name="P4"/>
          <text:p text:style-name="P4"/>
        </draw:line>
        <draw:frame draw:style-name="gr2" draw:text-style-name="P14" draw:layer="layout" svg:width="3.808cm" svg:height="0.963cm" svg:x="17.171cm" svg:y="15.903cm">
          <draw:text-box>
            <text:p text:style-name="P14">XML Config</text:p>
          </draw:text-box>
        </draw:frame>
        <draw:rect draw:style-name="gr3" draw:text-style-name="P5" draw:layer="layout" svg:width="8.268cm" svg:height="2.723cm" svg:x="5.557cm" svg:y="9.549cm">
          <text:p text:style-name="P12"/>
        </draw:rect>
        <draw:rect draw:style-name="gr3" draw:text-style-name="P5" draw:layer="layout" svg:width="7.79cm" svg:height="1.058cm" svg:x="5.787cm" svg:y="10.908cm">
          <text:p text:style-name="P5"><text:span text:style-name="T1">Remote RegistryStub</text:span></text:p>
        </draw:rect>
        <draw:frame draw:style-name="gr2" draw:text-style-name="P15" draw:layer="layout" svg:width="5.112cm" svg:height="0.983cm" svg:x="7.111cm" svg:y="9.733cm">
          <draw:text-box>
            <text:p text:style-name="P14"><text:span text:style-name="T1">Cache Registry</text:span></text:p>
          </draw:text-box>
        </draw:frame>
        <draw:line draw:style-name="gr4" draw:text-style-name="P2" draw:layer="layout" svg:x1="9.695cm" svg:y1="8.251cm" svg:x2="9.715cm" svg:y2="9.798cm">
          <text:p text:style-name="P12"/>
        </draw:line>
        <draw:line draw:style-name="gr4" draw:text-style-name="P2" draw:layer="layout" svg:x1="13.271cm" svg:y1="11.368cm" svg:x2="16.206cm" svg:y2="11.369cm">
          <text:p text:style-name="P12"/>
        </draw:line>
        <draw:rect draw:style-name="gr3" draw:text-style-name="P5" draw:layer="layout" svg:width="7.276cm" svg:height="1.058cm" svg:x="17.239cm" svg:y="12.608cm">
          <text:p text:style-name="P5"><text:span text:style-name="T1">Local Registry</text:span></text:p>
        </draw:rect>
        <draw:rect draw:style-name="gr1" draw:text-style-name="P2" draw:layer="layout" svg:width="9.704cm" svg:height="2.464cm" svg:x="2.048cm" svg:y="16.592cm">
          <text:p text:style-name="P12"/>
        </draw:rect>
        <draw:frame draw:style-name="gr2" draw:text-style-name="P3" draw:layer="layout" svg:width="6.424cm" svg:height="1.377cm" svg:x="2.492cm" svg:y="16.873cm">
          <draw:text-box>
            <text:p text:style-name="P3"><text:span text:style-name="T2">HTTP Server</text:span></text:p>
          </draw:text-box>
        </draw:frame>
        <draw:line draw:style-name="gr6" draw:text-style-name="P4" draw:layer="layout" svg:x1="17.446cm" svg:y1="13.353cm" svg:x2="11.079cm" svg:y2="17.198cm">
          <text:p text:style-name="P4"/>
          <text:p text:style-name="P4"/>
          <text:p text:style-name="P4"/>
        </draw:line>
        <draw:frame draw:style-name="gr2" draw:text-style-name="P14" draw:layer="layout" svg:width="3.808cm" svg:height="0.963cm" svg:x="9.471cm" svg:y="15.104cm">
          <draw:text-box>
            <text:p text:style-name="P14">XML Config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éro&gt;</text:page-number></text:p>
        </draw:text-box>
      </draw:frame>
      <draw:page-thumbnail draw:layer="backgroundobjects" svg:width="5.587cm" svg:height="4.19cm" svg:x="2.794cm" svg:y="4.327cm" draw:page-number="2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7-03T10:36:05</meta:creation-date>
    <dc:date>2006-07-03T11:32:09</dc:date>
    <dc:language>fr-FR</dc:language>
    <meta:editing-cycles>18</meta:editing-cycles>
    <meta:editing-duration>PT56M35S</meta:editing-duration>
    <meta:user-defined meta:name="Info 1"/>
    <meta:user-defined meta:name="Info 2"/>
    <meta:user-defined meta:name="Info 3"/>
    <meta:user-defined meta:name="Info 4"/>
    <meta:document-statistic meta:object-count="163"/>
  </office:meta>
</office:document-meta>
</file>